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2" style:family="paragraph" style:parent-style-name="code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3" style:family="paragraph" style:parent-style-name="Heading1_20_Without_20_Numbering" style:master-page-name="Appendix">
      <style:paragraph-properties style:page-number="auto"/>
    </style:style>
    <style:style style:name="P4" style:family="paragraph" style:parent-style-name="code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105553169360256" text:id="ct105553169360256">
          <text:deletion>
            <office:change-info>
              <dc:creator>Michael Bouschen</dc:creator>
              <dc:date>2022-04-15T21:19:00</dc:date>
            </office:change-info>
            <text:p text:style-name="P1">http://xmlns.jcp.org/xml/ns/jdo/</text:p>
          </text:deletion>
        </text:changed-region>
        <text:changed-region xml:id="ct105553169361408" text:id="ct105553169361408">
          <text:insertion>
            <office:change-info>
              <dc:creator>Michael Bouschen</dc:creator>
              <dc:date>2022-04-15T21:19:00</dc:date>
            </office:change-info>
          </text:insertion>
        </text:changed-region>
        <text:changed-region xml:id="ct105553169546816" text:id="ct105553169546816">
          <text:deletion>
            <office:change-info>
              <dc:creator>Michael Bouschen</dc:creator>
              <dc:date>2022-04-15T21:19:00</dc:date>
            </office:change-info>
            <text:p text:style-name="P1">"http://xmlns.jcp.org/xml/ns/jdo/</text:p>
          </text:deletion>
        </text:changed-region>
        <text:changed-region xml:id="ct105553169443712" text:id="ct105553169443712">
          <text:insertion>
            <office:change-info>
              <dc:creator>Michael Bouschen</dc:creator>
              <dc:date>2022-04-15T21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5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5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8423010720774353329" text:style-name="Appendix_20_Numbering">
        <text:list-item>
          <text:p text:style-name="P3">XML Schema for orm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>&lt;xs:schema targetNamespace="<text:change text:change-id="ct105553169360256"/><text:change-start text:change-id="ct105553169361408"/>https://db.apache.org/jdo/xmlns/<text:change-end text:change-id="ct105553169361408"/>orm"</text:p>
      <text:p text:style-name="P1"><text:s text:c="11"/>xmlns=<text:change text:change-id="ct105553169546816"/><text:change-start text:change-id="ct105553169443712"/>https://db.apache.org/jdo/xmlns/<text:change-end text:change-id="ct105553169443712"/>orm"</text:p>
      <text:p text:style-name="P1"><text:s text:c="11"/>xmlns:xs="http://www.w3.org/2001/XMLSchema"</text:p>
      <text:p text:style-name="P1"><text:s text:c="11"/>version="3.2"&gt;</text:p>
      <text:p text:style-name="P1"><text:s text:c="4"/>&lt;xs:element name="orm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package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orm"/&gt;</text:p>
      <text:p text:style-name="P1"><text:s text:c="8"/>&lt;/xs:complexType&gt;</text:p>
      <text:p text:style-name="P1"><text:s text:c="4"/>&lt;/xs:element&gt;</text:p>
      <text:p text:style-name="P1"><text:s text:c="4"/>&lt;xs:attributeGroup name="attlist.orm"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package"&gt;</text:p>
      <text:p text:style-name="P1"><text:s text:c="8"/>&lt;xs:complexType&gt;</text:p>
      <text:p text:style-name="P1"><text:s text:c="12"/>&lt;xs:choice maxOccurs="unbounded"&gt;</text:p>
      <text:p text:style-name="P1"><text:s text:c="16"/>&lt;xs:element ref="extension"/&gt;</text:p>
      <text:p text:style-name="P1"><text:s text:c="16"/>&lt;xs:element ref="interface"/&gt;</text:p>
      <text:p text:style-name="P1"><text:s text:c="16"/>&lt;xs:element ref="class"/&gt;</text:p>
      <text:p text:style-name="P1"><text:s text:c="16"/>&lt;xs:element ref="sequence"/&gt;</text:p>
      <text:p text:style-name="P1"><text:s text:c="12"/>&lt;/xs:choice&gt;</text:p>
      <text:p text:style-name="P1"><text:s text:c="12"/>&lt;xs:attributeGroup ref="attlist.packag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ackage"&gt;</text:p>
      <text:p text:style-name="P1"><text:s text:c="8"/>&lt;xs:attribute name="name" default="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interface"&gt;</text:p>
      <text:p text:style-name="P1"><text:s text:c="8"/>&lt;xs:complexType&gt;</text:p>
      <text:p text:style-name="P1"><text:soft-page-break/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property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interfa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terface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proper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oft-page-break/><text:s text:c="12"/>&lt;/xs:choice&gt;</text:p>
      <text:p text:style-name="P1"><text:s text:c="12"/>&lt;xs:attributeGroup ref="attlist.proper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operty"&gt;</text:p>
      <text:p text:style-name="P1"><text:s text:c="8"/>&lt;xs:attribute name="name" use="required"/&gt;</text:p>
      <text:p text:style-name="P1"><text:s text:c="8"/>&lt;xs:attribute name="value-strategy"/&gt;</text:p>
      <text:p text:style-name="P1"><text:s text:c="8"/>&lt;xs:attribute name="sequence"/&gt;</text:p>
      <text:p text:style-name="P1"><text:s text:c="8"/>&lt;xs:attribute name="serializ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recursion-depth"/&gt;</text:p>
      <text:p text:style-name="P1"><text:s text:c="8"/>&lt;xs:attribute name="field-name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oft-page-break/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las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datastore-identity</text:p>
      <text:p text:style-name="P1"><text:s text:c="20"/>- primary-key</text:p>
      <text:p text:style-name="P1"><text:s text:c="20"/>- inheritance</text:p>
      <text:p text:style-name="P1"><text:s text:c="20"/>- version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datastore-identity"/&gt;</text:p>
      <text:p text:style-name="P1"><text:s text:c="16"/>&lt;xs:element ref="primary-key"/&gt;</text:p>
      <text:p text:style-name="P1"><text:s text:c="16"/>&lt;xs:element ref="inheritance"/&gt;</text:p>
      <text:p text:style-name="P1"><text:s text:c="16"/>&lt;xs:element ref="version"/&gt;</text:p>
      <text:p text:style-name="P1"><text:s text:c="16"/>&lt;xs:element ref="joi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6"/>&lt;xs:element ref="colum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query"/&gt;</text:p>
      <text:p text:style-name="P1"><text:s text:c="12"/>&lt;/xs:choice&gt;</text:p>
      <text:p text:style-name="P1"><text:s text:c="12"/>&lt;xs:attributeGroup ref="attlist.clas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lass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catalog"/&gt;</text:p>
      <text:p text:style-name="P1"><text:s text:c="8"/>&lt;xs:attribute name="schema"/&gt;</text:p>
      <text:p text:style-name="P1"><text:s text:c="4"/>&lt;/xs:attributeGroup&gt;</text:p>
      <text:p text:style-name="P1"><text:s text:c="4"/>&lt;xs:element name="primary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primary-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primary-key"&gt;</text:p>
      <text:p text:style-name="P1"><text:s text:c="8"/>&lt;xs:attribute name="name"/&gt;</text:p>
      <text:p text:style-name="P1"><text:s text:c="8"/>&lt;xs:attribute name="column"/&gt;</text:p>
      <text:p text:style-name="P1"><text:s text:c="4"/>&lt;/xs:attributeGroup&gt;</text:p>
      <text:p text:style-name="P1"><text:s text:c="4"/>&lt;xs:element name="join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oft-page-break/><text:s text:c="20"/>- primary-key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primary-key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joi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join"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outer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version"&gt;</text:p>
      <text:p text:style-name="P1"><text:soft-page-break/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versio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ersion"&gt;</text:p>
      <text:p text:style-name="P1"><text:s text:c="8"/>&lt;xs:attribute name="strategy"/&gt;</text:p>
      <text:p text:style-name="P1"><text:s text:c="8"/>&lt;xs:attribute name="column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datastore-identit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column"/&gt;</text:p>
      <text:p text:style-name="P1"><text:s text:c="12"/>&lt;/xs:choice&gt;</text:p>
      <text:p text:style-name="P1"><text:s text:c="12"/>&lt;xs:attributeGroup ref="attlist.datastore-identit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atastore-identity"&gt;</text:p>
      <text:p text:style-name="P1"><text:s text:c="8"/>&lt;xs:attribute name="column"/&gt;</text:p>
      <text:p text:style-name="P1"><text:s text:c="8"/>&lt;xs:attribute name="strategy" default="native"/&gt;</text:p>
      <text:p text:style-name="P1"><text:s text:c="8"/>&lt;xs:attribute name="sequence"/&gt;</text:p>
      <text:p text:style-name="P1"><text:s text:c="4"/>&lt;/xs:attributeGroup&gt;</text:p>
      <text:p text:style-name="P1"><text:s text:c="4"/>&lt;xs:element name="implements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property"/&gt;</text:p>
      <text:p text:style-name="P1"><text:s text:c="12"/>&lt;/xs:choice&gt;</text:p>
      <text:p text:style-name="P1"><text:s text:c="12"/>&lt;xs:attributeGroup ref="attlist.implements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mplements"&gt;</text:p>
      <text:p text:style-name="P1"><text:s text:c="8"/>&lt;xs:attribute name="name" use="required"/&gt;</text:p>
      <text:p text:style-name="P1"><text:s text:c="4"/>&lt;/xs:attributeGroup&gt;</text:p>
      <text:p text:style-name="P1"><text:s text:c="4"/>&lt;xs:element name="inheritance"&gt;</text:p>
      <text:p text:style-name="P1"><text:s text:c="8"/>&lt;xs:complexType&gt;</text:p>
      <text:p text:style-name="P1"><text:s text:c="12"/>&lt;xs:choice minOccurs="0" maxOccurs="unbounded"&gt;</text:p>
      <text:p text:style-name="P1"><text:soft-page-break/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discriminator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inherita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heritance"&gt;</text:p>
      <text:p text:style-name="P1"><text:s text:c="8"/>&lt;xs:attribute name="strategy"/&gt;</text:p>
      <text:p text:style-name="P1"><text:s text:c="4"/>&lt;/xs:attributeGroup&gt;</text:p>
      <text:p text:style-name="P1"><text:s text:c="4"/>&lt;xs:element name="discriminato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discriminato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discriminator"&gt;</text:p>
      <text:p text:style-name="P1"><text:s text:c="8"/>&lt;xs:attribute name="column"/&gt;</text:p>
      <text:p text:style-name="P1"><text:s text:c="8"/>&lt;xs:attribute name="value"/&gt;</text:p>
      <text:p text:style-name="P1"><text:s text:c="8"/>&lt;xs:attribute name="strategy"/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column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column"/&gt;</text:p>
      <text:p text:style-name="P1"><text:s text:c="8"/>&lt;/xs:complexType&gt;</text:p>
      <text:p text:style-name="P1"><text:s text:c="4"/>&lt;/xs:element&gt;</text:p>
      <text:p text:style-name="P1"><text:s text:c="4"/>&lt;xs:attributeGroup name="attlist.column"&gt;</text:p>
      <text:p text:style-name="P1"><text:s text:c="8"/>&lt;xs:attribute name="name"/&gt;</text:p>
      <text:p text:style-name="P1"><text:s text:c="8"/>&lt;xs:attribute name="target"/&gt;</text:p>
      <text:p text:style-name="P1"><text:soft-page-break/><text:s text:c="8"/>&lt;xs:attribute name="target-field"/&gt;</text:p>
      <text:p text:style-name="P1"><text:s text:c="8"/>&lt;xs:attribute name="jdbc-type"/&gt;</text:p>
      <text:p text:style-name="P1"><text:s text:c="8"/>&lt;xs:attribute name="sql-type"/&gt;</text:p>
      <text:p text:style-name="P1"><text:s text:c="8"/>&lt;xs:attribute name="length"/&gt;</text:p>
      <text:p text:style-name="P1"><text:s text:c="8"/>&lt;xs:attribute name="scale"/&gt;</text:p>
      <text:p text:style-name="P1"><text:s text:c="8"/>&lt;xs:attribute name="allows-null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fault-value"/&gt;</text:p>
      <text:p text:style-name="P1"><text:s text:c="8"/>&lt;xs:attribute name="insert-value"/&gt;</text:p>
      <text:p text:style-name="P1"><text:tab/><text:tab/>&lt;xs:attribute name="position"/&gt;</text:p>
      <text:p text:style-name="P1"><text:s text:c="4"/>&lt;/xs:attributeGroup&gt;</text:p>
      <text:p text:style-name="P1"><text:s text:c="4"/>&lt;xs:element name="fiel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join</text:p>
      <text:p text:style-name="P1"><text:s text:c="20"/>- embedded</text:p>
      <text:p text:style-name="P1"><text:s text:c="20"/>- key</text:p>
      <text:p text:style-name="P1"><text:s text:c="20"/>- value</text:p>
      <text:p text:style-name="P1"><text:s text:c="20"/>- order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join"/&gt;</text:p>
      <text:p text:style-name="P1"><text:s text:c="16"/>&lt;xs:element ref="embedded"/&gt;</text:p>
      <text:p text:style-name="P1"><text:s text:c="16"/>&lt;xs:element ref="element"/&gt;</text:p>
      <text:p text:style-name="P1"><text:s text:c="16"/>&lt;xs:element ref="key"/&gt;</text:p>
      <text:p text:style-name="P1"><text:s text:c="16"/>&lt;xs:element ref="value"/&gt;</text:p>
      <text:p text:style-name="P1"><text:s text:c="16"/>&lt;xs:element ref="order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field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ield"&gt;</text:p>
      <text:p text:style-name="P1"><text:s text:c="8"/>&lt;xs:attribute name="name" use="required"/&gt;</text:p>
      <text:p text:style-name="P1"><text:s text:c="8"/>&lt;xs:attribute name="table"/&gt;</text:p>
      <text:p text:style-name="P1"><text:s text:c="8"/>&lt;xs:attribute name="column"/&gt;</text:p>
      <text:p text:style-name="P1"><text:s text:c="8"/>&lt;xs:attribute name="value-strategy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oft-page-break/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sequence"/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foreign-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and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 minOccurs="0" maxOccurs="1"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foreign-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foreign-key"&gt;</text:p>
      <text:p text:style-name="P1"><text:s text:c="8"/>&lt;xs:attribute name="table"/&gt;</text:p>
      <text:p text:style-name="P1"><text:soft-page-break/><text:s text:c="8"/>&lt;xs:attribute name="defer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dele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 default="restrict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name"/&gt;</text:p>
      <text:p text:style-name="P1"><text:s text:c="4"/>&lt;/xs:attributeGroup&gt;</text:p>
      <text:p text:style-name="P1"><text:s text:c="4"/>&lt;xs:element name="key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oft-page-break/><text:s text:c="16"/>&lt;xs:element ref="unique"/&gt;</text:p>
      <text:p text:style-name="P1"><text:s text:c="12"/>&lt;/xs:choice&gt;</text:p>
      <text:p text:style-name="P1"><text:s text:c="12"/>&lt;xs:attributeGroup ref="attlist.ke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key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4"/>&lt;/xs:attributeGroup&gt;</text:p>
      <text:p text:style-name="P1"><text:s text:c="4"/>&lt;xs:element name="val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val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value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oft-page-break/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lement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embedded</text:p>
      <text:p text:style-name="P1"><text:s text:c="20"/>- foreign-key</text:p>
      <text:p text:style-name="P1"><text:s text:c="20"/>- index</text:p>
      <text:p text:style-name="P1"><text:s text:c="20"/>- unique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embedded"/&gt;</text:p>
      <text:p text:style-name="P1"><text:s text:c="16"/>&lt;xs:element ref="column"/&gt;</text:p>
      <text:p text:style-name="P1"><text:s text:c="16"/>&lt;xs:element ref="foreign-key"/&gt;</text:p>
      <text:p text:style-name="P1"><text:s text:c="16"/>&lt;xs:element ref="index"/&gt;</text:p>
      <text:p text:style-name="P1"><text:s text:c="16"/>&lt;xs:element ref="unique"/&gt;</text:p>
      <text:p text:style-name="P1"><text:s text:c="12"/>&lt;/xs:choice&gt;</text:p>
      <text:p text:style-name="P1"><text:s text:c="12"/>&lt;xs:attributeGroup ref="attlist.element"/&gt;</text:p>
      <text:p text:style-name="P1"><text:s text:c="8"/>&lt;/xs:complexType&gt;</text:p>
      <text:p text:style-name="P1"><text:s text:c="4"/>&lt;/xs:element&gt;</text:p>
      <text:p text:style-name="P1"><text:s text:c="4"/>&lt;xs:attributeGroup name="attlist.element"&gt;</text:p>
      <text:p text:style-name="P1"><text:s text:c="8"/>&lt;xs:attribute name="column"/&gt;</text:p>
      <text:p text:style-name="P1"><text:s text:c="8"/>&lt;xs:attribute name="table"/&gt;</text:p>
      <text:p text:style-name="P1"><text:s text:c="8"/>&lt;xs:attribute name="delete-action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pdate-action"&gt;</text:p>
      <text:p text:style-name="P1"><text:soft-page-break/><text:s text:c="12"/>&lt;xs:simpleType&gt;</text:p>
      <text:p text:style-name="P1"><text:s text:c="16"/>&lt;xs:restriction base="xs:token"&gt;</text:p>
      <text:p text:style-name="P1"><text:s text:c="20"/>&lt;xs:enumeration value="restrict"/&gt;</text:p>
      <text:p text:style-name="P1"><text:s text:c="20"/>&lt;xs:enumeration value="cascade"/&gt;</text:p>
      <text:p text:style-name="P1"><text:s text:c="20"/>&lt;xs:enumeration value="null"/&gt;</text:p>
      <text:p text:style-name="P1"><text:s text:c="20"/>&lt;xs:enumeration value="default"/&gt;</text:p>
      <text:p text:style-name="P1"><text:s text:c="20"/>&lt;xs:enumeration value="non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index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20"/>&lt;xs:enumeration value="uniqu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mapped-by"/&gt;</text:p>
      <text:p text:style-name="P1"><text:s text:c="8"/>&lt;xs:attribute name="converter"/&gt;</text:p>
      <text:p text:style-name="P1"><text:s text:c="8"/>&lt;xs:attribute name="use-default-conversion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order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index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element ref="column"/&gt;</text:p>
      <text:p text:style-name="P1"><text:s text:c="16"/>&lt;xs:element ref="index"/&gt;</text:p>
      <text:p text:style-name="P1"><text:s text:c="12"/>&lt;/xs:choice&gt;</text:p>
      <text:p text:style-name="P1"><text:s text:c="12"/>&lt;xs:attributeGroup ref="attlist.order"/&gt;</text:p>
      <text:p text:style-name="P1"><text:s text:c="8"/>&lt;/xs:complexType&gt;</text:p>
      <text:p text:style-name="P1"><text:s text:c="4"/>&lt;/xs:element&gt;</text:p>
      <text:p text:style-name="P1"><text:s text:c="4"/>&lt;xs:attributeGroup name="attlist.order"&gt;</text:p>
      <text:p text:style-name="P1"><text:s text:c="8"/>&lt;xs:attribute name="column"/&gt;</text:p>
      <text:p text:style-name="P1"><text:s text:c="8"/>&lt;xs:attribute name="mapped-by"/&gt;</text:p>
      <text:p text:style-name="P1"><text:soft-page-break/><text:s text:c="4"/>&lt;/xs:attributeGroup&gt;</text:p>
      <text:p text:style-name="P1"><text:s text:c="4"/>&lt;xs:element name="embedded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element ref="extension"/&gt;</text:p>
      <text:p text:style-name="P1"><text:s text:c="16"/>&lt;xs:element ref="field"/&gt;</text:p>
      <text:p text:style-name="P1"><text:s text:c="16"/>&lt;xs:element ref="property"/&gt;</text:p>
      <text:p text:style-name="P1"><text:s text:c="16"/>&lt;xs:element ref="discriminator"/&gt;</text:p>
      <text:p text:style-name="P1"><text:s text:c="12"/>&lt;/xs:choice&gt;</text:p>
      <text:p text:style-name="P1"><text:s text:c="12"/>&lt;xs:attributeGroup ref="attlist.embedded"/&gt;</text:p>
      <text:p text:style-name="P1"><text:s text:c="8"/>&lt;/xs:complexType&gt;</text:p>
      <text:p text:style-name="P1"><text:s text:c="4"/>&lt;/xs:element&gt;</text:p>
      <text:p text:style-name="P1"><text:s text:c="4"/>&lt;xs:attributeGroup name="attlist.embedded"&gt;</text:p>
      <text:p text:style-name="P1"><text:s text:c="8"/>&lt;xs:attribute name="owner-field"/&gt;</text:p>
      <text:p text:style-name="P1"><text:s text:c="8"/>&lt;xs:attribute name="null-indicator-column"/&gt;</text:p>
      <text:p text:style-name="P1"><text:s text:c="8"/>&lt;xs:attribute name="null-indicator-value"/&gt;</text:p>
      <text:p text:style-name="P1"><text:s text:c="4"/>&lt;/xs:attributeGroup&gt;</text:p>
      <text:p text:style-name="P1"><text:s text:c="4"/>&lt;xs:element name="sequence"&gt;</text:p>
      <text:p text:style-name="P1"><text:s text:c="8"/>&lt;xs:complexType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sequenc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sequence"&gt;</text:p>
      <text:p text:style-name="P1"><text:s text:c="8"/>&lt;xs:attribute name="name" use="required"/&gt;</text:p>
      <text:p text:style-name="P1"><text:s text:c="8"/>&lt;xs:attribute name="datastore-sequence"/&gt;</text:p>
      <text:p text:style-name="P1"><text:s text:c="8"/>&lt;xs:attribute name="factory-class"/&gt;</text:p>
      <text:p text:style-name="P1"><text:s text:c="8"/>&lt;xs:attribute name="strategy" use="required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nontransactional"/&gt;</text:p>
      <text:p text:style-name="P1"><text:s text:c="20"/>&lt;xs:enumeration value="contiguous"/&gt;</text:p>
      <text:p text:style-name="P1"><text:s text:c="20"/>&lt;xs:enumeration value="noncontiguous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allocation-size" default="50"/&gt;</text:p>
      <text:p text:style-name="P1"><text:s text:c="8"/>&lt;xs:attribute name="initial-value" default="1"/&gt;</text:p>
      <text:p text:style-name="P1"><text:s text:c="4"/>&lt;/xs:attributeGroup&gt;</text:p>
      <text:p text:style-name="P1"><text:s text:c="4"/>&lt;xs:element name="index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oft-page-break/><text:s text:c="12"/>&lt;xs:attributeGroup ref="attlist.index"/&gt;</text:p>
      <text:p text:style-name="P1"><text:s text:c="8"/>&lt;/xs:complexType&gt;</text:p>
      <text:p text:style-name="P1"><text:s text:c="4"/>&lt;/xs:element&gt;</text:p>
      <text:p text:style-name="P1"><text:s text:c="4"/>&lt;xs:attributeGroup name="attlist.index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uniqu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query"&gt;</text:p>
      <text:p text:style-name="P1"><text:s text:c="8"/>&lt;xs:complexType mixed="true"&gt;</text:p>
      <text:p text:style-name="P1"><text:s text:c="12"/>&lt;xs:sequence&gt;</text:p>
      <text:p text:style-name="P1"><text:s text:c="16"/>&lt;xs:element minOccurs="0" maxOccurs="unbounded" ref="extension"/&gt;</text:p>
      <text:p text:style-name="P1"><text:s text:c="12"/>&lt;/xs:sequence&gt;</text:p>
      <text:p text:style-name="P1"><text:s text:c="12"/>&lt;xs:attributeGroup ref="attlist.query"/&gt;</text:p>
      <text:p text:style-name="P1"><text:s text:c="8"/>&lt;/xs:complexType&gt;</text:p>
      <text:p text:style-name="P1"><text:s text:c="4"/>&lt;/xs:element&gt;</text:p>
      <text:p text:style-name="P1"><text:s text:c="4"/>&lt;xs:attributeGroup name="attlist.query"&gt;</text:p>
      <text:p text:style-name="P1"><text:s text:c="8"/>&lt;xs:attribute name="name" use="required"/&gt;</text:p>
      <text:p text:style-name="P1"><text:s text:c="8"/>&lt;xs:attribute name="language"/&gt;</text:p>
      <text:p text:style-name="P1"><text:s text:c="8"/>&lt;xs:attribute name="unmodifiable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uniqu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8"/>&lt;xs:attribute name="result-class"/&gt;</text:p>
      <text:p text:style-name="P1"><text:s text:c="4"/>&lt;/xs:attributeGroup&gt;</text:p>
      <text:p text:style-name="P1"><text:s text:c="4"/>&lt;xs:element name="unique"&gt;</text:p>
      <text:p text:style-name="P1"><text:s text:c="8"/>&lt;xs:complexType&gt;</text:p>
      <text:p text:style-name="P1"><text:s text:c="12"/>&lt;xs:choice minOccurs="0" maxOccurs="unbounded"&gt;</text:p>
      <text:p text:style-name="P1"><text:s text:c="16"/>&lt;xs:annotation&gt;&lt;xs:documentation&gt;</text:p>
      <text:p text:style-name="P1"><text:s text:c="20"/>Please note, </text:p>
      <text:p text:style-name="P1"><text:s text:c="20"/>the following subelements must not occur more than once:</text:p>
      <text:p text:style-name="P1"><text:s text:c="20"/>- the choice of columns, fields or properties</text:p>
      <text:p text:style-name="P1"><text:s text:c="16"/>&lt;/xs:documentation&gt;&lt;/xs:annotation&gt;</text:p>
      <text:p text:style-name="P1"><text:s text:c="16"/>&lt;xs:element ref="extension"/&gt;</text:p>
      <text:p text:style-name="P1"><text:s text:c="16"/>&lt;xs:choice&gt;</text:p>
      <text:p text:style-name="P1"><text:s text:c="20"/>&lt;xs:element minOccurs="0" maxOccurs="unbounded" ref="column"/&gt;</text:p>
      <text:p text:style-name="P1"><text:s text:c="20"/>&lt;xs:element minOccurs="0" maxOccurs="unbounded" ref="field"/&gt;</text:p>
      <text:p text:style-name="P1"><text:soft-page-break/><text:s text:c="20"/>&lt;xs:element minOccurs="0" maxOccurs="unbounded" ref="property"/&gt;</text:p>
      <text:p text:style-name="P1"><text:s text:c="16"/>&lt;/xs:choice&gt;</text:p>
      <text:p text:style-name="P1"><text:s text:c="12"/>&lt;/xs:choice&gt;</text:p>
      <text:p text:style-name="P1"><text:s text:c="12"/>&lt;xs:attributeGroup ref="attlist.unique"/&gt;</text:p>
      <text:p text:style-name="P1"><text:s text:c="8"/>&lt;/xs:complexType&gt;</text:p>
      <text:p text:style-name="P1"><text:s text:c="4"/>&lt;/xs:element&gt;</text:p>
      <text:p text:style-name="P1"><text:s text:c="4"/>&lt;xs:attributeGroup name="attlist.unique"&gt;</text:p>
      <text:p text:style-name="P1"><text:s text:c="8"/>&lt;xs:attribute name="name"/&gt;</text:p>
      <text:p text:style-name="P1"><text:s text:c="8"/>&lt;xs:attribute name="table"/&gt;</text:p>
      <text:p text:style-name="P1"><text:s text:c="8"/>&lt;xs:attribute name="deferred" default="false"&gt;</text:p>
      <text:p text:style-name="P1"><text:s text:c="12"/>&lt;xs:simpleType&gt;</text:p>
      <text:p text:style-name="P1"><text:s text:c="16"/>&lt;xs:restriction base="xs:token"&gt;</text:p>
      <text:p text:style-name="P1"><text:s text:c="20"/>&lt;xs:enumeration value="true"/&gt;</text:p>
      <text:p text:style-name="P1"><text:s text:c="20"/>&lt;xs:enumeration value="false"/&gt;</text:p>
      <text:p text:style-name="P1"><text:s text:c="16"/>&lt;/xs:restriction&gt;</text:p>
      <text:p text:style-name="P1"><text:s text:c="12"/>&lt;/xs:simpleType&gt;</text:p>
      <text:p text:style-name="P1"><text:s text:c="8"/>&lt;/xs:attribute&gt;</text:p>
      <text:p text:style-name="P1"><text:s text:c="4"/>&lt;/xs:attributeGroup&gt;</text:p>
      <text:p text:style-name="P1"><text:s text:c="4"/>&lt;xs:element name="extension"&gt;</text:p>
      <text:p text:style-name="P1"><text:s text:c="8"/>&lt;xs:complexType&gt;</text:p>
      <text:p text:style-name="P1"><text:s text:c="12"/>&lt;xs:complexContent&gt;</text:p>
      <text:p text:style-name="P1"><text:s text:c="16"/>&lt;xs:extension base="any"&gt;</text:p>
      <text:p text:style-name="P1"><text:s text:c="20"/>&lt;xs:attributeGroup ref="attlist.extension"/&gt;</text:p>
      <text:p text:style-name="P1"><text:s text:c="16"/>&lt;/xs:extension&gt;</text:p>
      <text:p text:style-name="P1"><text:s text:c="12"/>&lt;/xs:complexContent&gt;</text:p>
      <text:p text:style-name="P1"><text:s text:c="8"/>&lt;/xs:complexType&gt;</text:p>
      <text:p text:style-name="P1"><text:s text:c="4"/>&lt;/xs:element&gt;</text:p>
      <text:p text:style-name="P1"><text:s text:c="4"/>&lt;xs:attributeGroup name="attlist.extension"&gt;</text:p>
      <text:p text:style-name="P1"><text:s text:c="8"/>&lt;xs:attribute name="vendor-name" use="required"/&gt;</text:p>
      <text:p text:style-name="P1"><text:s text:c="8"/>&lt;xs:attribute name="key"/&gt;</text:p>
      <text:p text:style-name="P1"><text:s text:c="8"/>&lt;xs:attribute name="value"/&gt;</text:p>
      <text:p text:style-name="P1"><text:s text:c="4"/>&lt;/xs:attributeGroup&gt;</text:p>
      <text:p text:style-name="P1"><text:s text:c="4"/>&lt;xs:complexType name="any" mixed="true"&gt;</text:p>
      <text:p text:style-name="P1"><text:s text:c="8"/>&lt;xs:sequence&gt;</text:p>
      <text:p text:style-name="P1"><text:s text:c="12"/>&lt;xs:any minOccurs="0" maxOccurs="unbounded" processContents="skip"/&gt;</text:p>
      <text:p text:style-name="P1"><text:s text:c="8"/>&lt;/xs:sequence&gt;</text:p>
      <text:p text:style-name="P1"><text:s text:c="4"/>&lt;/xs:complexType&gt;</text:p>
      <text:p text:style-name="P1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7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7</meta:editing-cycles>
    <meta:creation-date>2012-06-24T14:10:55.11</meta:creation-date>
    <meta:editing-duration>PT25M29S</meta:editing-duration>
    <meta:generator>OpenOffice/4.1.10$Unix OpenOffice.org_project/4110m2$Build-9807</meta:generator>
    <dc:title>JDO_Chapter</dc:title>
    <dc:date>2022-04-15T21:19:55</dc:date>
    <dc:creator>Michael Bouschen</dc:creator>
    <meta:document-statistic meta:table-count="0" meta:image-count="0" meta:object-count="0" meta:page-count="17" meta:paragraph-count="932" meta:word-count="1816" meta:character-count="371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